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81cm" svg:stroke-color="#000000" draw:marker-start-width="0.321cm" draw:marker-end-width="0.321cm" draw:fill="solid" draw:fill-color="#729fcf" draw:opacity="50%" draw:textarea-horizontal-align="justify" draw:textarea-vertical-align="middle" draw:auto-grow-height="false" fo:min-height="3.17cm" fo:min-width="3.17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71cm" svg:stroke-color="#000000" draw:marker-start-width="0.306cm" draw:marker-end="Arrowheads_20_1" draw:marker-end-width="0.406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3465a4" draw:fill-color="#2a60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104cm" fo:min-width="0cm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3.5cm" svg:x="9.481cm" svg:y="5.4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31cm" svg:y1="11.031cm" svg:x2="15.031cm" svg:y2="11.031cm">
          <text:p/>
        </draw:line>
        <draw:line draw:style-name="gr2" draw:text-style-name="P2" draw:layer="layout" svg:x1="6.513cm" svg:y1="11.031cm" svg:x2="6.531cm" svg:y2="2.531cm">
          <text:p/>
        </draw:line>
        <draw:frame draw:style-name="gr3" draw:text-style-name="P3" draw:layer="layout" svg:width="3.216cm" svg:height="0.962cm" svg:x="8.815cm" svg:y="12.031cm">
          <draw:text-box>
            <text:p>Feature 1</text:p>
          </draw:text-box>
        </draw:frame>
        <draw:frame draw:style-name="gr4" draw:text-style-name="P3" draw:layer="layout" svg:width="3.216cm" svg:height="0.962cm" draw:transform="rotate (1.5707963267949) translate (4.531cm 8.281cm)">
          <draw:text-box>
            <text:p>Feature 2</text:p>
          </draw:text-box>
        </draw:frame>
        <draw:path draw:style-name="gr5" draw:text-style-name="P2" draw:layer="layout" svg:width="6.369cm" svg:height="4.71cm" draw:transform="skewX (-0.0246091424531201) rotate (-1.47026536188002) translate (11.6566607469352cm 4.34281376059712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6" draw:text-style-name="P4" draw:layer="layout" svg:width="0.5cm" svg:height="0.5cm" svg:x="10.631cm" svg:y="5.3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5cm" svg:height="0.5cm" svg:x="9.281cm" svg:y="6.4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5cm" svg:height="0.5cm" svg:x="12.881cm" svg:y="7.1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5cm" svg:height="0.5cm" svg:x="11.931cm" svg:y="8.5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8.281cm" svg:y="7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12.781cm" svg:y="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08T02:12:12.893296345</dc:date>
    <meta:editing-duration>PT13M30S</meta:editing-duration>
    <meta:editing-cycles>5</meta:editing-cycles>
    <meta:generator>LibreOffice/7.0.4.2$Linux_X86_64 LibreOffice_project/00$Build-2</meta:generator>
    <meta:document-statistic meta:object-count="12"/>
  </office:meta>
</office:document-meta>
</file>